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MQTTDisconnect</text:h>
                    <text:list>
                        <text:list-item>
                            <text:h text:style-name="Heading_20_2" text:outline-level="2">Description</text:h>
                        </text:list-item>
                    </text:list>
                </text:list-item>
            </text:list>

            <text:p text:style-name="Standard"/>

            <text:p text:style-name="Standard"><text:span>Initiates the termination of the connection with the server, which will be confirmed with the </text:span><text:span text:style-name="backtick">Close</text:span><text:span> event and then the </text:span><text:span text:style-name="backtick">End</text:span><text:span> event.</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Connection
                                                                        <text:s text:c="4"/>
                                                                        <text:span text:style-name="T2">EXPRESSION (object:MQTTConnection)</text:span>
                                                                    </text:h>
                                                                </text:list-item>
                                                            </text:list>
                                                        </text:list-item>
                                                    </text:list>
                                                </text:list-item>
                                            </text:list>
                                            <text:p text:style-name="Standard"><text:span>The name of the MQTT connection to the server to which the communication will be terminated.</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 Flow execution continues immediately through this output, and in the background it tries to disconnect from the server.</text:span></text:p><text:span> </text:span>
                            <text:p text:style-name="Standard"/>


            
                    <text:list xml:id="list1803240655" text:continue-numbering="true" text:style-name="Outline">
                        <text:list-item>
                            <text:list>
                                <text:list-item>
                                    <text:h text:style-name="Heading_20_2" text:outline-level="2">Examples</text:h>
                                </text:list-item>
                            </text:list>
                        </text:list-item>
                    </text:list>
                    <text:p text:style-name="Standard"/>
                    <text:list xml:id="list1" text:style-name="List_20_1">
                    <text:list-item>
                            <text:p text:style-name="List_20_1">
                            <text:span><text:span text:style-name="T1">MQTT</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